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0.693cm" draw:shadow="hidden"/>
    </style:style>
    <style:style style:name="gr2" style:family="graphic" style:parent-style-name="standard">
      <style:graphic-properties svg:stroke-width="0.028cm" svg:stroke-color="#333333" draw:marker-start="Arrow" draw:marker-start-width="0.342cm" draw:marker-end="Arrow" draw:marker-end-width="0.342cm" svg:stroke-opacity="60%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0.353cm"/>
    </style:style>
    <style:style style:name="gr5" style:family="graphic" style:parent-style-name="objectwithoutfill">
      <style:graphic-properties svg:stroke-width="0.028cm" svg:stroke-color="#0000cc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2.018cm"/>
    </style:style>
    <style:style style:name="gr7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0.701cm"/>
    </style:style>
    <style:style style:name="gr10" style:family="graphic" style:parent-style-name="objectwithoutfill">
      <style:graphic-properties svg:stroke-width="0.028cm" svg:stroke-color="#990066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4.798cm"/>
    </style:style>
    <style:style style:name="gr12" style:family="graphic" style:parent-style-name="objectwithoutfill">
      <style:graphic-properties svg:stroke-width="0.028cm" svg:stroke-color="#0066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draw:fill="none" fo:min-height="0.925cm"/>
    </style:style>
    <style:style style:name="gr14" style:family="graphic" style:parent-style-name="objectwithoutfill">
      <style:graphic-properties svg:stroke-width="0.028cm" svg:stroke-color="#007826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0000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28cm" svg:stroke-color="#0066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svg:stroke-width="0.028cm" svg:stroke-color="#333333" draw:marker-start-width="0.242cm" draw:marker-end-width="0.242cm" draw:fill-color="#ffffff" draw:textarea-horizontal-align="justify" draw:textarea-vertical-align="middle" draw:auto-grow-height="false" fo:min-height="0.063cm" fo:min-width="0cm" fo:padding-top="0.139cm" fo:padding-bottom="0.139cm" fo:padding-left="0.264cm" fo:padding-right="0.264cm"/>
    </style:style>
    <style:style style:name="gr18" style:family="graphic" style:parent-style-name="standard">
      <style:graphic-properties svg:stroke-color="#333333" draw:fill-color="#999999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28cm" svg:stroke-color="#cc33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54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fo:color="#666666"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  <style:text-properties fo:font-size="18pt" fo:font-style="normal" style:font-style-asian="normal" style:font-style-complex="normal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T1" style:family="text">
      <style:text-properties fo:color="#666666" fo:font-size="18pt"/>
    </style:style>
    <style:style style:name="T2" style:family="text">
      <style:text-properties fo:color="#666666" fo:font-size="18pt" fo:font-style="italic" style:font-style-asian="italic" style:font-style-complex="italic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text-position="0% 100%" fo:font-size="18pt" fo:font-style="italic" style:font-style-asian="italic" style:font-style-complex="italic"/>
    </style:style>
    <style:style style:name="T5" style:family="text">
      <style:text-properties style:text-position="-33% 58%" fo:font-size="18pt"/>
    </style:style>
    <style:style style:name="T6" style:family="text">
      <style:text-properties fo:font-size="18pt"/>
    </style:style>
    <style:style style:name="T7" style:family="text">
      <style:text-properties style:text-position="-33% 58%" fo:font-size="18pt" fo:font-style="italic" style:font-style-asian="italic" style:font-style-complex="italic"/>
    </style:style>
    <style:style style:name="T8" style:family="text">
      <style:text-properties fo:font-size="18pt" fo:font-style="normal" style:font-style-asian="normal" style:font-style-complex="normal"/>
    </style:style>
    <style:style style:name="T9" style:family="text">
      <style:text-properties style:font-name="Liberation Sans3" fo:font-size="14pt" style:font-name-asian="Liberation Sans3" style:font-size-asian="14pt" style:font-name-complex="Liberation Sans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193cm" svg:height="1.023cm" svg:x="9.22cm" svg:y="3.81cm">
          <draw:text-box>
            <text:p><text:span text:style-name="T1">+</text:span><text:span text:style-name="T2">z</text:span></text:p>
          </draw:text-box>
        </draw:frame>
        <draw:line draw:style-name="gr2" draw:text-style-name="P2" draw:layer="layout" svg:x1="0.761cm" svg:y1="4.573cm" svg:x2="9.397cm" svg:y2="4.573cm">
          <text:p/>
        </draw:line>
        <draw:line draw:style-name="gr2" draw:text-style-name="P2" draw:layer="layout" svg:x1="5.079cm" svg:y1="2.032cm" svg:x2="5.079cm" svg:y2="6.858cm">
          <text:p/>
        </draw:line>
        <draw:line draw:style-name="gr3" draw:text-style-name="P3" draw:layer="layout" svg:x1="8.635cm" svg:y1="4.827cm" svg:x2="6.603cm" svg:y2="4.827cm">
          <text:p/>
        </draw:line>
        <draw:line draw:style-name="gr3" draw:text-style-name="P3" draw:layer="layout" svg:x1="1.523cm" svg:y1="4.827cm" svg:x2="3.555cm" svg:y2="4.827cm">
          <text:p/>
        </draw:line>
        <draw:frame draw:style-name="gr4" draw:text-style-name="P4" draw:layer="layout" svg:width="0.853cm" svg:height="1.023cm" svg:x="8.127cm" svg:y="4.626cm">
          <draw:text-box>
            <text:p><text:span text:style-name="T3">p</text:span></text:p>
          </draw:text-box>
        </draw:frame>
        <draw:frame draw:style-name="gr4" draw:text-style-name="P4" draw:layer="layout" svg:width="0.853cm" svg:height="1.023cm" svg:x="1.178cm" svg:y="4.626cm">
          <draw:text-box>
            <text:p><text:span text:style-name="T3">p</text:span></text:p>
          </draw:text-box>
        </draw:frame>
        <draw:line draw:style-name="gr5" draw:text-style-name="P3" draw:layer="layout" svg:x1="5.079cm" svg:y1="4.572cm" svg:x2="8.127cm" svg:y2="2.54cm">
          <text:p/>
        </draw:line>
        <draw:line draw:style-name="gr5" draw:text-style-name="P3" draw:layer="layout" svg:x1="5.079cm" svg:y1="4.572cm" svg:x2="3.942cm" svg:y2="7.365cm">
          <text:p/>
        </draw:line>
        <draw:frame draw:style-name="gr6" draw:text-style-name="P5" draw:layer="layout" svg:width="2.518cm" svg:height="1.175cm" svg:x="6.879cm" svg:y="1.68cm">
          <draw:text-box>
            <text:p><text:span text:style-name="T4">y</text:span><text:span text:style-name="T5">1</text:span><text:span text:style-name="T6">* = </text:span><text:span text:style-name="T3">y</text:span><text:span text:style-name="T5">1</text:span></text:p>
          </draw:text-box>
        </draw:frame>
        <draw:frame draw:style-name="gr6" draw:text-style-name="P5" draw:layer="layout" svg:width="2.518cm" svg:height="1.175cm" svg:x="0.783cm" svg:y="6.252cm">
          <draw:text-box>
            <text:p><text:span text:style-name="T4">y</text:span><text:span text:style-name="T7">2</text:span><text:span text:style-name="T6">* = </text:span><text:span text:style-name="T3">y</text:span><text:span text:style-name="T7">2</text:span></text:p>
          </draw:text-box>
        </draw:frame>
        <draw:frame draw:style-name="gr1" draw:text-style-name="P1" draw:layer="layout" svg:width="1.193cm" svg:height="1.023cm" svg:x="20.904cm" svg:y="3.81cm">
          <draw:text-box>
            <text:p><text:span text:style-name="T1">+</text:span><text:span text:style-name="T2">z</text:span></text:p>
          </draw:text-box>
        </draw:frame>
        <draw:line draw:style-name="gr2" draw:text-style-name="P2" draw:layer="layout" svg:x1="12.445cm" svg:y1="4.573cm" svg:x2="21.081cm" svg:y2="4.573cm">
          <text:p/>
        </draw:line>
        <draw:line draw:style-name="gr2" draw:text-style-name="P2" draw:layer="layout" svg:x1="16.763cm" svg:y1="2.032cm" svg:x2="16.763cm" svg:y2="6.858cm">
          <text:p/>
        </draw:line>
        <draw:line draw:style-name="gr7" draw:text-style-name="P3" draw:layer="layout" svg:x1="20.319cm" svg:y1="4.881cm" svg:x2="18.287cm" svg:y2="4.881cm">
          <text:p/>
        </draw:line>
        <draw:line draw:style-name="gr3" draw:text-style-name="P3" draw:layer="layout" svg:x1="13.207cm" svg:y1="4.827cm" svg:x2="15.239cm" svg:y2="4.827cm">
          <text:p/>
        </draw:line>
        <draw:frame draw:style-name="gr8" draw:text-style-name="P6" draw:layer="layout" svg:width="1.277cm" svg:height="1.023cm" svg:x="19.811cm" svg:y="4.88cm">
          <draw:text-box>
            <text:p><text:span text:style-name="T8">Pb</text:span></text:p>
          </draw:text-box>
        </draw:frame>
        <draw:frame draw:style-name="gr4" draw:text-style-name="P4" draw:layer="layout" svg:width="0.853cm" svg:height="1.023cm" svg:x="12.862cm" svg:y="4.626cm">
          <draw:text-box>
            <text:p><text:span text:style-name="T3">p</text:span></text:p>
          </draw:text-box>
        </draw:frame>
        <draw:line draw:style-name="gr5" draw:text-style-name="P3" draw:layer="layout" svg:x1="16.763cm" svg:y1="4.572cm" svg:x2="19.811cm" svg:y2="2.54cm">
          <text:p/>
        </draw:line>
        <draw:frame draw:style-name="gr9" draw:text-style-name="P5" draw:layer="layout" svg:width="1.201cm" svg:height="1.175cm" svg:x="19.277cm" svg:y="2.54cm">
          <draw:text-box>
            <text:p><text:span text:style-name="T6"><text:s/></text:span><text:span text:style-name="T3">y</text:span><text:span text:style-name="T5">1</text:span></text:p>
          </draw:text-box>
        </draw:frame>
        <draw:frame draw:style-name="gr9" draw:text-style-name="P5" draw:layer="layout" svg:width="1.447cm" svg:height="1.175cm" svg:x="14.204cm" svg:y="6.789cm">
          <draw:text-box>
            <text:p><text:span text:style-name="T6"><text:s/></text:span><text:span text:style-name="T3">y</text:span><text:span text:style-name="T7">2</text:span><text:span text:style-name="T4">*</text:span></text:p>
          </draw:text-box>
        </draw:frame>
        <draw:line draw:style-name="gr10" draw:text-style-name="P3" draw:layer="layout" svg:x1="13.715cm" svg:y1="1.016cm" svg:x2="19.557cm" svg:y2="1.016cm">
          <text:p/>
        </draw:line>
        <draw:frame draw:style-name="gr11" draw:text-style-name="P4" draw:layer="layout" svg:width="5.298cm" svg:height="1.023cm" svg:x="13.969cm" svg:y="0.254cm">
          <draw:text-box>
            <text:p><text:span text:style-name="T3">CM Frame Boost</text:span></text:p>
          </draw:text-box>
        </draw:frame>
        <draw:line draw:style-name="gr12" draw:text-style-name="P3" draw:layer="layout" svg:x1="16.763cm" svg:y1="4.573cm" svg:x2="18.795cm" svg:y2="1.779cm">
          <text:p/>
        </draw:line>
        <draw:frame draw:style-name="gr13" draw:text-style-name="P7" draw:layer="layout" svg:width="1.269cm" svg:height="1.175cm" svg:x="17.391cm" svg:y="1.277cm">
          <draw:text-box>
            <text:p><text:span text:style-name="T4">y</text:span><text:span text:style-name="T5">1</text:span><text:span text:style-name="T6">*</text:span></text:p>
          </draw:text-box>
        </draw:frame>
        <draw:line draw:style-name="gr14" draw:text-style-name="P3" draw:layer="layout" svg:x1="16.763cm" svg:y1="4.572cm" svg:x2="15.073cm" svg:y2="7.075cm">
          <text:p/>
        </draw:line>
        <draw:frame draw:style-name="gr13" draw:text-style-name="P7" draw:layer="layout" svg:width="1.269cm" svg:height="1.175cm" svg:x="15.906cm" svg:y="6.855cm">
          <draw:text-box>
            <text:p><text:span text:style-name="T4">y</text:span><text:span text:style-name="T7">2</text:span></text:p>
          </draw:text-box>
        </draw:frame>
        <draw:line draw:style-name="gr5" draw:text-style-name="P3" draw:layer="layout" svg:x1="16.763cm" svg:y1="4.572cm" svg:x2="15.906cm" svg:y2="7.506cm">
          <text:p/>
        </draw:line>
        <draw:path draw:style-name="gr15" draw:text-style-name="P3" draw:layer="layout" svg:width="0.535cm" svg:height="0.239cm" draw:transform="skewX (-0.00750491578357562) rotate (1.54880517821977) translate (6.05748069339752cm 4.5042757332799cm)" svg:viewBox="0 0 536 240" svg:d="M0 240c245 1 536-240 536-240">
          <text:p/>
        </draw:path>
        <draw:path draw:style-name="gr15" draw:text-style-name="P3" draw:layer="layout" svg:width="0.997cm" svg:height="1.606cm" draw:transform="rotate (-1.58353723033446) translate (6.29725640735159cm 4.62875904688273cm)" svg:viewBox="0 0 998 1607" svg:d="M0 0c1439 0 899 1607 899 1607">
          <text:p/>
        </draw:path>
        <draw:line draw:style-name="gr15" draw:text-style-name="P3" draw:layer="layout" svg:x1="4.721cm" svg:y1="5.52cm" svg:x2="4.895cm" svg:y2="5.712cm">
          <text:p/>
        </draw:line>
        <draw:line draw:style-name="gr15" draw:text-style-name="P3" draw:layer="layout" svg:x1="4.721cm" svg:y1="5.52cm" svg:x2="4.969cm" svg:y2="5.504cm">
          <text:p/>
        </draw:line>
        <draw:line draw:style-name="gr15" draw:text-style-name="P3" draw:layer="layout" svg:x1="6.072cm" svg:y1="3.968cm" svg:x2="6.11cm" svg:y2="4.212cm">
          <text:p/>
        </draw:line>
        <draw:line draw:style-name="gr15" draw:text-style-name="P3" draw:layer="layout" svg:x1="6.069cm" svg:y1="3.973cm" svg:x2="6.264cm" svg:y2="4.094cm">
          <text:p/>
        </draw:line>
        <draw:path draw:style-name="gr15" draw:text-style-name="P3" draw:layer="layout" svg:width="0.333cm" svg:height="0.094cm" draw:transform="skewX (0.00453785605518526) rotate (1.54845611236937) translate (17.2525160140984cm 4.59529377844135cm)" svg:viewBox="0 0 334 95" svg:d="M0 95c152-1 334-95 334-95">
          <text:p/>
        </draw:path>
        <draw:path draw:style-name="gr16" draw:text-style-name="P3" draw:layer="layout" svg:width="1.15cm" svg:height="1.838cm" draw:transform="skewX (0.00174532925199433) rotate (-1.58283909863366) translate (17.9532902921307cm 4.57273679095398cm)" svg:viewBox="0 0 1151 1839" svg:d="M0 0c1659-1 1037 1839 1037 1839">
          <text:p/>
        </draw:path>
        <draw:line draw:style-name="gr16" draw:text-style-name="P3" draw:layer="layout" svg:x1="16.109cm" svg:y1="5.589cm" svg:x2="16.285cm" svg:y2="5.781cm">
          <text:p/>
        </draw:line>
        <draw:line draw:style-name="gr16" draw:text-style-name="P3" draw:layer="layout" svg:x1="16.109cm" svg:y1="5.594cm" svg:x2="16.359cm" svg:y2="5.578cm">
          <text:p/>
        </draw:line>
        <draw:line draw:style-name="gr15" draw:text-style-name="P3" draw:layer="layout" svg:x1="17.268cm" svg:y1="4.252cm" svg:x2="17.26cm" svg:y2="4.421cm">
          <text:p/>
        </draw:line>
        <draw:line draw:style-name="gr15" draw:text-style-name="P3" draw:layer="layout" svg:x1="17.266cm" svg:y1="4.253cm" svg:x2="17.379cm" svg:y2="4.352cm">
          <text:p/>
        </draw:line>
        <draw:path draw:style-name="gr15" draw:text-style-name="P3" draw:layer="layout" svg:width="0.479cm" svg:height="0.703cm" draw:transform="skewX (-0.00209439510239319) rotate (-1.57638138040128) translate (17.3432852560389cm 4.62975000204032cm)" svg:viewBox="0 0 480 704" svg:d="M0 0c607-1 466 704 466 704">
          <text:p/>
        </draw:path>
        <draw:line draw:style-name="gr15" draw:text-style-name="P3" draw:layer="layout" svg:x1="16.636cm" svg:y1="5.098cm" svg:x2="16.749cm" svg:y2="5.189cm">
          <text:p/>
        </draw:line>
        <draw:line draw:style-name="gr15" draw:text-style-name="P3" draw:layer="layout" svg:x1="16.636cm" svg:y1="5.099cm" svg:x2="16.769cm" svg:y2="5.058cm">
          <text:p/>
        </draw:line>
        <draw:path draw:style-name="gr16" draw:text-style-name="P3" draw:layer="layout" svg:width="0.956cm" svg:height="0.425cm" draw:transform="skewX (-0.00296705972839036) rotate (1.57254165604689) translate (17.5265289918809cm 4.57527275809946cm)" svg:viewBox="0 0 957 426" svg:d="M0 426c630 1 957-426 957-426">
          <text:p/>
        </draw:path>
        <draw:line draw:style-name="gr16" draw:text-style-name="P3" draw:layer="layout" svg:x1="17.496cm" svg:y1="3.599cm" svg:x2="17.532cm" svg:y2="3.795cm">
          <text:p/>
        </draw:line>
        <draw:line draw:style-name="gr16" draw:text-style-name="P3" draw:layer="layout" svg:x1="17.497cm" svg:y1="3.585cm" svg:x2="17.698cm" svg:y2="3.651cm">
          <text:p/>
        </draw:line>
        <draw:line draw:style-name="gr2" draw:text-style-name="P2" draw:layer="layout" svg:x1="24.402cm" svg:y1="4.573cm" svg:x2="29.792cm" svg:y2="4.573cm">
          <text:p/>
        </draw:line>
        <draw:line draw:style-name="gr2" draw:text-style-name="P2" draw:layer="layout" svg:x1="27.101cm" svg:y1="1.861cm" svg:x2="27.086cm" svg:y2="7.06cm">
          <text:p/>
        </draw:line>
        <draw:custom-shape draw:style-name="gr17" draw:text-style-name="P8" draw:layer="layout" svg:width="0.447cm" svg:height="0.481cm" svg:x="25.874cm" svg:y="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93cm" svg:height="1.023cm" svg:x="24.761cm" svg:y="5.446cm">
          <draw:text-box>
            <text:p><text:span text:style-name="T1">+</text:span><text:span text:style-name="T2">z</text:span></text:p>
          </draw:text-box>
        </draw:frame>
        <draw:frame draw:style-name="gr1" draw:text-style-name="P1" draw:layer="layout" svg:width="1.193cm" svg:height="1.023cm" svg:x="29.518cm" svg:y="4.477cm">
          <draw:text-box>
            <text:p><text:span text:style-name="T2">+x</text:span></text:p>
          </draw:text-box>
        </draw:frame>
        <draw:frame draw:style-name="gr1" draw:text-style-name="P1" draw:layer="layout" svg:width="1.193cm" svg:height="1.023cm" svg:x="25.824cm" svg:y="1.57cm">
          <draw:text-box>
            <text:p><text:span text:style-name="T2">+y</text:span></text:p>
          </draw:text-box>
        </draw:frame>
        <draw:custom-shape draw:style-name="gr18" draw:text-style-name="P9" draw:layer="layout" svg:width="0.074cm" svg:height="0.078cm" svg:x="26.063cm" svg:y="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93cm" svg:height="1.023cm" svg:x="15.57cm" svg:y="1.517cm">
          <draw:text-box>
            <text:p><text:span text:style-name="T2">+y</text:span></text:p>
          </draw:text-box>
        </draw:frame>
        <draw:frame draw:style-name="gr1" draw:text-style-name="P1" draw:layer="layout" svg:width="1.193cm" svg:height="1.023cm" svg:x="3.886cm" svg:y="1.517cm">
          <draw:text-box>
            <text:p><text:span text:style-name="T2">+y</text:span></text:p>
          </draw:text-box>
        </draw:frame>
        <draw:custom-shape draw:style-name="gr17" draw:text-style-name="P8" draw:layer="layout" svg:width="0.447cm" svg:height="0.481cm" svg:x="14.821cm" svg:y="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93cm" svg:height="1.023cm" svg:x="13.708cm" svg:y="2.994cm">
          <draw:text-box>
            <text:p><text:span text:style-name="T1">+</text:span><text:span text:style-name="T2">x</text:span></text:p>
          </draw:text-box>
        </draw:frame>
        <draw:custom-shape draw:style-name="gr17" draw:text-style-name="P8" draw:layer="layout" svg:width="0.447cm" svg:height="0.481cm" svg:x="3.778cm" svg:y="2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93cm" svg:height="1.023cm" svg:x="2.625cm" svg:y="2.942cm">
          <draw:text-box>
            <text:p><text:span text:style-name="T1">+</text:span><text:span text:style-name="T2">x</text:span></text:p>
          </draw:text-box>
        </draw:frame>
        <draw:line draw:style-name="gr19" draw:text-style-name="P3" draw:layer="layout" svg:x1="14.865cm" svg:y1="2.899cm" svg:x2="15.21cm" svg:y2="3.218cm">
          <text:p/>
        </draw:line>
        <draw:line draw:style-name="gr19" draw:text-style-name="P3" draw:layer="layout" svg:x1="15.21cm" svg:y1="2.899cm" svg:x2="14.901cm" svg:y2="3.218cm">
          <text:p/>
        </draw:line>
        <draw:line draw:style-name="gr19" draw:text-style-name="P3" draw:layer="layout" svg:x1="3.818cm" svg:y1="2.856cm" svg:x2="4.163cm" svg:y2="3.175cm">
          <text:p/>
        </draw:line>
        <draw:line draw:style-name="gr19" draw:text-style-name="P3" draw:layer="layout" svg:x1="4.163cm" svg:y1="2.856cm" svg:x2="3.835cm" svg:y2="3.2cm">
          <text:p/>
        </draw:line>
        <draw:line draw:style-name="gr12" draw:text-style-name="P3" draw:layer="layout" svg:x1="27.097cm" svg:y1="4.573cm" svg:x2="27.479cm" svg:y2="2.259cm">
          <text:p/>
        </draw:line>
        <draw:line draw:style-name="gr12" draw:text-style-name="P3" draw:layer="layout" svg:x1="27.097cm" svg:y1="4.573cm" svg:x2="26.837cm" svg:y2="6.832cm">
          <text:p/>
        </draw:line>
        <draw:path draw:style-name="gr20" draw:text-style-name="P3" draw:layer="layout" svg:width="0.62cm" svg:height="0.618cm" draw:transform="skewX (-0.222704012554476) rotate (0.466701041983284) translate (26.6518021744633cm 4.51287678513502cm)" svg:viewBox="0 0 621 619" svg:d="M0 619c697-3 618-619 618-619">
          <text:p/>
        </draw:path>
        <draw:line draw:style-name="gr20" draw:text-style-name="P3" draw:layer="layout" svg:x1="27.164cm" svg:y1="4.207cm" svg:x2="27.235cm" svg:y2="4.41cm">
          <text:p/>
        </draw:line>
        <draw:line draw:style-name="gr20" draw:text-style-name="P3" draw:layer="layout" svg:x1="27.165cm" svg:y1="4.207cm" svg:x2="27.359cm" svg:y2="4.264cm">
          <text:p/>
        </draw:line>
        <draw:line draw:style-name="gr20" draw:text-style-name="P3" draw:layer="layout" svg:x1="27.062cm" svg:y1="5.003cm" svg:x2="27.221cm" svg:y2="5.003cm">
          <text:p/>
        </draw:line>
        <draw:line draw:style-name="gr20" draw:text-style-name="P3" draw:layer="layout" svg:x1="27.062cm" svg:y1="5.003cm" svg:x2="27.151cm" svg:y2="4.851cm">
          <text:p/>
        </draw:line>
        <draw:frame draw:style-name="gr21" draw:text-style-name="P10" draw:layer="layout" svg:width="1.154cm" svg:height="0.806cm" svg:x="27.097cm" svg:y="4.573cm">
          <draw:text-box>
            <text:p><text:span text:style-name="T9">Δφ</text:span></text:p>
          </draw:text-box>
        </draw:frame>
        <draw:line draw:style-name="gr20" draw:text-style-name="P3" draw:layer="layout" svg:x1="27.251cm" svg:y1="4.278cm" svg:x2="27.178cm" svg:y2="4.217cm">
          <text:p/>
        </draw:lin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3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cm" fo:margin-bottom="0cm" fo:text-indent="0cm"/>
      <style:text-properties fo:font-size="10.8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11cm" fo:margin-bottom="0cm" fo:text-indent="0cm"/>
      <style:text-properties fo:font-size="9.3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72cm" fo:margin-bottom="0cm" fo:text-indent="0cm"/>
      <style:text-properties fo:font-size="7.5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5cm" fo:margin-bottom="0cm" fo:text-indent="0cm"/>
      <style:text-properties fo:font-size="7.5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5cm" fo:margin-bottom="0cm" fo:text-indent="0cm"/>
      <style:text-properties fo:font-size="7.5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5cm" fo:margin-bottom="0cm" fo:text-indent="0cm"/>
      <style:text-properties fo:font-size="7.5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5cm" fo:margin-bottom="0cm" fo:text-indent="0cm"/>
      <style:text-properties fo:font-size="7.5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5cm" fo:margin-bottom="0cm" fo:text-indent="0cm"/>
      <style:text-properties fo:font-size="7.5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2.258cm" fo:page-height="8.1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341cm" svg:x="1cm" svg:y="4.75cm"/>
      <draw:page-thumbnail draw:layer="backgroundobjects" svg:width="9.294cm" svg:height="2.341cm" svg:x="1cm" svg:y="12.798cm"/>
      <draw:page-thumbnail draw:layer="backgroundobjects" svg:width="9.294cm" svg:height="2.341cm" svg:x="1cm" svg:y="20.846cm"/>
      <draw:page-thumbnail draw:layer="backgroundobjects" svg:width="9.294cm" svg:height="2.341cm" svg:x="11.295cm" svg:y="4.75cm"/>
      <draw:page-thumbnail draw:layer="backgroundobjects" svg:width="9.294cm" svg:height="2.341cm" svg:x="11.295cm" svg:y="12.798cm"/>
      <draw:page-thumbnail draw:layer="backgroundobjects" svg:width="9.294cm" svg:height="2.341cm" svg:x="11.295cm" svg:y="20.846cm"/>
    </style:handout-master>
    <style:master-page style:name="Default" style:page-layout-name="PM1" draw:style-name="Mdp1">
      <draw:frame presentation:style-name="Default-title" draw:layer="backgroundobjects" svg:width="29.03cm" svg:height="1.358cm" svg:x="1.607cm" svg:y="0.32cm" presentation:class="title" presentation:placeholder="true">
        <draw:text-box/>
      </draw:frame>
      <draw:frame presentation:style-name="Default-outline1" draw:layer="backgroundobjects" svg:width="29.03cm" svg:height="4.714cm" svg:x="1.607cm" svg:y="1.898cm" presentation:class="outline" presentation:placeholder="true">
        <draw:text-box/>
      </draw:frame>
      <draw:frame presentation:style-name="Mpr1" draw:text-style-name="MP2" draw:layer="backgroundobjects" svg:width="7.515cm" svg:height="0.56cm" svg:x="1.607cm" svg:y="7.40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224cm" svg:height="0.56cm" svg:x="11.025cm" svg:y="7.40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515cm" svg:height="0.56cm" svg:x="23.124cm" svg:y="7.40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6:10:51.309404647</meta:creation-date>
    <dc:date>2018-10-03T15:43:37.486867806</dc:date>
    <meta:editing-duration>PT57M23S</meta:editing-duration>
    <meta:editing-cycles>19</meta:editing-cycles>
    <meta:generator>LibreOffice/5.2.7.2$Linux_X86_64 LibreOffice_project/20$Build-2</meta:generator>
    <meta:document-statistic meta:object-count="95"/>
  </office:meta>
</office:document-meta>
</file>